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85cm" fo:min-width="8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35cm" fo:min-width="6.4cm"/>
      <style:paragraph-properties style:writing-mode="lr-tb"/>
    </style:style>
    <style:style style:name="gr4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cm" svg:height="2cm" svg:x="1.4cm" svg:y="17.4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cm" svg:height="5.1cm" svg:x="1.4cm" svg:y="19.4cm">
          <text:p text:style-name="P3">Lamp()</text:p>
          <text:p text:style-name="P3">&lt;&lt;get&gt;On:bool</text:p>
          <text:p text:style-name="P3">&lt;&lt;get,set&gt;&gt;Intensity:double</text:p>
          <text:p text:style-name="P3">Dim()</text:p>
          <text:p text:style-name="P3">Brighten()</text:p>
          <text:p text:style-name="P3">AsString():Stri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cm" svg:height="2cm" svg:x="12.9cm" svg:y="17.4cm">
          <text:p text:style-name="P1">TwoLampsDevi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cm" svg:height="5.6cm" svg:x="12.9cm" svg:y="19.4cm">
          <text:p text:style-name="P3">TwoLampsDevice()</text:p>
          <text:p text:style-name="P3">&lt;&lt;get&gt;&gt;First:Lamp</text:p>
          <text:p text:style-name="P5"><text:span text:style-name="T1">&lt;&lt;get&gt;&gt;Second:</text:span>Lamp</text:p>
          <text:p text:style-name="P3">SwitchOnBoth()</text:p>
          <text:p text:style-name="P3">SwitchOffBoth()</text:p>
          <text:p text:style-name="P3">EcoMode()</text:p>
          <text:p text:style-name="P5">AsString():String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9cm" svg:y1="18.5cm" svg:x2="9.9cm" svg:y2="18.5cm">
          <text:p/>
        </draw:line>
        <draw:frame draw:style-name="gr5" draw:text-style-name="P7" draw:layer="layout" svg:width="0.853cm" svg:height="1.962cm" svg:x="10.1cm" svg:y="17.4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50M24S</meta:editing-duration>
    <meta:editing-cycles>11</meta:editing-cycles>
    <meta:generator>LibreOffice/6.4.6.2$Linux_X86_64 LibreOffice_project/40$Build-2</meta:generator>
    <dc:date>2021-03-12T23:34:09.503018301</dc:date>
    <meta:document-statistic meta:object-count="6"/>
  </office:meta>
</office:document-meta>
</file>